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7e7dc" officeooo:paragraph-rsid="0007e7dc"/>
    </style:style>
    <style:style style:name="P2" style:family="paragraph" style:parent-style-name="Standard">
      <style:paragraph-properties fo:line-height="200%" fo:text-align="center" style:justify-single-word="false" fo:text-indent="0.5in" style:auto-text-indent="true"/>
      <style:text-properties fo:font-weight="bold" officeooo:rsid="0007e7dc" officeooo:paragraph-rsid="0007e7dc" style:font-weight-asian="bold" style:font-weight-complex="bold"/>
    </style:style>
    <style:style style:name="P3" style:family="paragraph" style:parent-style-name="Standard">
      <style:paragraph-properties fo:line-height="200%" fo:text-align="start" style:justify-single-word="false" fo:text-indent="0.5in" style:auto-text-indent="true"/>
      <style:text-properties officeooo:rsid="0007e7dc" officeooo:paragraph-rsid="0007e7dc"/>
    </style:style>
    <style:style style:name="P4" style:family="paragraph" style:parent-style-name="Standard">
      <style:paragraph-properties fo:line-height="200%" fo:text-align="start" style:justify-single-word="false" fo:text-indent="0.5in" style:auto-text-indent="true"/>
      <style:text-properties officeooo:rsid="0008be90" officeooo:paragraph-rsid="0008be9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verbs 31:8-9</text:p>
      <text:p text:style-name="P2">8. Speak up for those who cannot speak for themselves; ensure justice for those being crushed. 9. Yes, speak up for the poor and helpless, and see that they get justice.</text:p>
      <text:p text:style-name="P3">King Lemuel like Agur is only mentioned here in Proverbs. Lemuel means “devoted to God”, May speculate that this Proverb, much like, most of the others were written by Solomon. In Proverbs 31 we see wisdom coming from a mother to a son. The most famous of these “sayings” is found in verse 30, which is “Charm is deceptive, and beauty is fleeting; but a woman who fears the Lord is to be praised.” While this is great advice to any one looking for qualities in a wife, above she tells her some something about being a king. She tells him how to act and who to look out for.</text:p>
      <text:p text:style-name="P3">The mother of this king told her son to always speak up for those who do not have a voice, and to seek justice for those to whom justice has been lost. It seems the longer we are here on this earth, we as Christians, are becoming these people. As Christians in America now we are being marginalized and criticized for our “old fashioned” ways. We are consistently shown who the <text:s/>ruler of this world is, and who is forever in his proverbial cross hairs. But, as always there is hope. </text:p>
      <text:p text:style-name="P3">Jesus Christ already conquered everything. The war has already been won. Although it may seem like justice is never given out fairly or accordingly, rest assured one day it will be. Our goal, our main job, while we are on this earth, is to spread the Gospel. Times will eventually get a lot worse for us. We pray each day for Christ’s return, but until them we press on and continue our race. Our fight as long as we still have breath is against the forces of evil that are ever surrounding us. That is why is most important that we continue to gather together, even more so, as the times grow short.</text:p>
      <text:p text:style-name="P4">In closing, As always keep studying your word and Keep prayer to your Father in Heaven. Remember to always look for ways to spread the Gospel (me included), and to stay in constant and consistent contact with our Savior above since He is the only reason any of us are gathered today and the only reason we will all see each other when this life is over.</text:p>
      <text:p text:style-name="P4">CMTTP</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initial-creator>Christopher Lorenzo</meta:initial-creator>
    <meta:creation-date>2025-07-26T20:15:05.542875996</meta:creation-date>
    <dc:date>2025-07-26T20:40:45.057849539</dc:date>
    <dc:creator>Christopher Lorenzo</dc:creator>
    <meta:editing-duration>PT2M13S</meta:editing-duration>
    <meta:editing-cycles>1</meta:editing-cycles>
    <meta:document-statistic meta:table-count="0" meta:image-count="0" meta:object-count="0" meta:page-count="1" meta:paragraph-count="7" meta:word-count="415" meta:character-count="2198" meta:non-whitespace-character-count="1788"/>
    <meta:generator>LibreOffice/25.2.3.1$Linux_X86_64 LibreOffice_project/520$Build-1</meta:generator>
  </office:meta>
</office:document-meta>
</file>